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60pt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o Accademico</text:p>
      <text:p text:style-name="P1">2006/2007</text:p>
      <text:p text:style-name="P2"/>
      <text:p text:style-name="P3"/>
      <text:p text:style-name="P3">Linguaggi e compilatori</text:p>
      <text:p text:style-name="P4">Progetto di un linguaggio per la definizione di digrammi UM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<text:tab/>Luca Cividini 51360</text:p>
      <text:p text:style-name="P6"><text:tab/><text:tab/>Fabio Marini 52169</text:p>
      <text:p text:style-name="P6">Antonio Riva 52171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ntonio Riva</meta:initial-creator>
    <meta:creation-date>2006-12-23T11:15:38</meta:creation-date>
    <dc:creator>Antonio Riva</dc:creator>
    <dc:date>2007-02-04T14:31:16</dc:date>
    <dc:language>it-IT</dc:language>
    <meta:editing-cycles>10</meta:editing-cycles>
    <meta:editing-duration>PT4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6" meta:character-count="166"/>
  </office:meta>
</office:document-meta>
</file>